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6.1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7mm" svg:height="90.05mm" svg:x="785.07mm" svg:y="14.07mm">
            <draw:object draw:notify-on-update-of-ranges="Sheet1.K4:Sheet1.K4 Sheet1.K9:Sheet1.K9 Sheet1.K14:Sheet1.K14 Sheet1.K19:Sheet1.K19 Sheet1.K24:Sheet1.K24 Sheet1.K29:Sheet1.K29 Sheet1.K34:Sheet1.K34 Sheet1.K39:Sheet1.K39 Sheet1.K44:Sheet1.K44 Sheet1.K49:Sheet1.K49 Sheet1.K54:Sheet1.K5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87mm" svg:height="90.05mm" svg:x="785.35mm" svg:y="113.14mm">
            <draw:object draw:notify-on-update-of-ranges="Sheet1.L4:Sheet1.L4 Sheet1.L9:Sheet1.L9 Sheet1.L14:Sheet1.L14 Sheet1.L19:Sheet1.L19 Sheet1.L24:Sheet1.L24 Sheet1.L29:Sheet1.L29 Sheet1.L34:Sheet1.L34 Sheet1.L39:Sheet1.L39 Sheet1.L44:Sheet1.L44 Sheet1.L49:Sheet1.L49 Sheet1.L54:Sheet1.L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4mm" svg:height="90.05mm" svg:x="785.33mm" svg:y="212.76mm">
            <draw:object draw:notify-on-update-of-ranges="Sheet1.M4:Sheet1.M4 Sheet1.M9:Sheet1.M9 Sheet1.M14:Sheet1.M14 Sheet1.M19:Sheet1.M19 Sheet1.M24:Sheet1.M24 Sheet1.M29:Sheet1.M29 Sheet1.M34:Sheet1.M34 Sheet1.M39:Sheet1.M39 Sheet1.M44:Sheet1.M44 Sheet1.M49:Sheet1.M49 Sheet1.M54:Sheet1.M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87mm" svg:height="90.05mm" svg:x="964.69mm" svg:y="13.28mm">
            <draw:object draw:notify-on-update-of-ranges="Sheet1.O4:Sheet1.O4 Sheet1.O9:Sheet1.O9 Sheet1.O14:Sheet1.O14 Sheet1.O19:Sheet1.O19 Sheet1.O24:Sheet1.O24 Sheet1.O29:Sheet1.O29 Sheet1.O34:Sheet1.O34 Sheet1.O39:Sheet1.O39 Sheet1.O44:Sheet1.O44 Sheet1.O49:Sheet1.O49 Sheet1.O54:Sheet1.O5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60.14mm" svg:height="90.05mm" svg:x="966.05mm" svg:y="109.17mm">
            <draw:object draw:notify-on-update-of-ranges="Sheet1.P4:Sheet1.P4 Sheet1.P9:Sheet1.P9 Sheet1.P14:Sheet1.P14 Sheet1.P19:Sheet1.P19 Sheet1.P24:Sheet1.P24 Sheet1.P29:Sheet1.P29 Sheet1.P34:Sheet1.P34 Sheet1.P39:Sheet1.P39 Sheet1.P44:Sheet1.P44 Sheet1.P49:Sheet1.P49 Sheet1.P54:Sheet1.P5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6mm" svg:height="90.04mm" svg:x="965.78mm" svg:y="208.78mm">
            <draw:object draw:notify-on-update-of-ranges="Sheet1.Q4:Sheet1.Q4 Sheet1.Q9:Sheet1.Q9 Sheet1.Q14:Sheet1.Q14 Sheet1.Q19:Sheet1.Q19 Sheet1.Q24:Sheet1.Q24 Sheet1.Q29:Sheet1.Q29 Sheet1.Q34:Sheet1.Q34 Sheet1.Q39:Sheet1.Q39 Sheet1.Q44:Sheet1.Q44 Sheet1.Q49:Sheet1.Q49 Sheet1.Q54:Sheet1.Q5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60.14mm" svg:height="90.04mm" svg:x="1145.67mm" svg:y="14.61mm">
            <draw:object draw:notify-on-update-of-ranges="Sheet1.S4:Sheet1.S4 Sheet1.S9:Sheet1.S9 Sheet1.S14:Sheet1.S14 Sheet1.S19:Sheet1.S19 Sheet1.S24:Sheet1.S24 Sheet1.S29:Sheet1.S29 Sheet1.S34:Sheet1.S34 Sheet1.S39:Sheet1.S39 Sheet1.S44:Sheet1.S44 Sheet1.S49:Sheet1.S49 Sheet1.S54:Sheet1.S5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87mm" svg:height="90.05mm" svg:x="1145.38mm" svg:y="113.95mm">
            <draw:object draw:notify-on-update-of-ranges="Sheet1.T4:Sheet1.T4 Sheet1.T9:Sheet1.T9 Sheet1.T14:Sheet1.T14 Sheet1.T19:Sheet1.T19 Sheet1.T24:Sheet1.T24 Sheet1.T29:Sheet1.T29 Sheet1.T34:Sheet1.T34 Sheet1.T39:Sheet1.T39 Sheet1.T44:Sheet1.T44 Sheet1.T49:Sheet1.T49 Sheet1.T54:Sheet1.T54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8" draw:style-name="gr1" draw:text-style-name="P1" svg:width="159.87mm" svg:height="90.04mm" svg:x="1146.48mm" svg:y="213.03mm">
            <draw:object draw:notify-on-update-of-ranges="Sheet1.U4:Sheet1.U4 Sheet1.U9:Sheet1.U9 Sheet1.U14:Sheet1.U14 Sheet1.U19:Sheet1.U19 Sheet1.U24:Sheet1.U24 Sheet1.U29:Sheet1.U29 Sheet1.U34:Sheet1.U34 Sheet1.U39:Sheet1.U39 Sheet1.U44:Sheet1.U44 Sheet1.U49:Sheet1.U49 Sheet1.U54:Sheet1.U5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9" draw:style-name="gr1" draw:text-style-name="P1" svg:width="159.86mm" svg:height="90.04mm" svg:x="1325.82mm" svg:y="14.08mm">
            <draw:object draw:notify-on-update-of-ranges="Sheet1.W4:Sheet1.W4 Sheet1.W9:Sheet1.W9 Sheet1.W14:Sheet1.W14 Sheet1.W19:Sheet1.W19 Sheet1.W24:Sheet1.W24 Sheet1.W29:Sheet1.W29 Sheet1.W34:Sheet1.W34 Sheet1.W39:Sheet1.W39 Sheet1.W44:Sheet1.W44 Sheet1.W49:Sheet1.W49 Sheet1.W54:Sheet1.W5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19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Files</text:p>
          </table:table-cell>
          <table:table-cell/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Matrix</text:p>
          </table:table-cell>
          <table:table-cell table:number-columns-repeated="4"/>
          <table:table-cell office:value-type="string" calcext:value-type="string">
            <text:p>Rotation X</text:p>
          </table:table-cell>
          <table:table-cell office:value-type="string" calcext:value-type="string">
            <text:p>Rotation Y</text:p>
          </table:table-cell>
          <table:table-cell office:value-type="string" calcext:value-type="string">
            <text:p>Rotation Z</text:p>
          </table:table-cell>
          <table:table-cell/>
          <table:table-cell office:value-type="string" calcext:value-type="string">
            <text:p>Translation X</text:p>
          </table:table-cell>
          <table:table-cell office:value-type="string" calcext:value-type="string">
            <text:p>Translation Y</text:p>
          </table:table-cell>
          <table:table-cell office:value-type="string" calcext:value-type="string">
            <text:p>Translation Z</text:p>
          </table:table-cell>
          <table:table-cell/>
          <table:table-cell office:value-type="string" calcext:value-type="string">
            <text:p>Scale X</text:p>
          </table:table-cell>
          <table:table-cell office:value-type="string" calcext:value-type="string">
            <text:p>Scale Y</text:p>
          </table:table-cell>
          <table:table-cell office:value-type="string" calcext:value-type="string">
            <text:p>Scale Z</text:p>
          </table:table-cell>
          <table:table-cell/>
          <table:table-cell office:value-type="string" calcext:value-type="string">
            <text:p>Error</text:p>
          </table:table-cell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</text:p>
          </table:table-cell>
          <table:table-cell/>
          <table:table-cell office:value-type="string" calcext:value-type="string">
            <text:p>0.994420,-0.053724,0.090784,4.955229,0.061954,0.993979,-0.090409,8.975059,-0.085380,0.095529,0.991756,9.531173,0.000000,0.000000,0.000000,1.000000</text:p>
          </table:table-cell>
          <table:table-cell/>
          <table:table-cell office:value-type="float" office:value="0.99442" calcext:value-type="float">
            <text:p>0.99442</text:p>
          </table:table-cell>
          <table:table-cell office:value-type="float" office:value="-0.053724" calcext:value-type="float">
            <text:p>-0.053724</text:p>
          </table:table-cell>
          <table:table-cell office:value-type="float" office:value="0.090784" calcext:value-type="float">
            <text:p>0.090784</text:p>
          </table:table-cell>
          <table:table-cell office:value-type="float" office:value="4.955229" calcext:value-type="float">
            <text:p>4.955229</text:p>
          </table:table-cell>
          <table:table-cell/>
          <table:table-cell table:formula="of:= (COS([.G5]) - SIN([.H5]) + SIN([.G6]) + COS([.H6])) / PI()" office:value-type="float" office:value="0.406879481051744" calcext:value-type="float">
            <text:p>0.406879481051744</text:p>
          </table:table-cell>
          <table:table-cell table:formula="of:= (COS([.F4]) + SIN([.H4]) - SIN([.F6]) + COS([.H6])) / PI()" office:value-type="float" office:value="0.403663372327838" calcext:value-type="float">
            <text:p>0.403663372327838</text:p>
          </table:table-cell>
          <table:table-cell table:formula="of:= (COS([.F4]) - SIN([.G4]) + SIN([.F5]) + COS([.G5])) / PI()" office:value-type="float" office:value="0.383869242199677" calcext:value-type="float">
            <text:p>0.383869242199677</text:p>
          </table:table-cell>
          <table:table-cell/>
          <table:table-cell table:formula="of:= [.I4]" office:value-type="float" office:value="4.955229" calcext:value-type="float">
            <text:p>4.955229</text:p>
          </table:table-cell>
          <table:table-cell table:formula="of:= [.I5]" office:value-type="float" office:value="8.975059" calcext:value-type="float">
            <text:p>8.975059</text:p>
          </table:table-cell>
          <table:table-cell table:formula="of:= [.I6]" office:value-type="float" office:value="9.531173" calcext:value-type="float">
            <text:p>9.531173</text:p>
          </table:table-cell>
          <table:table-cell/>
          <table:table-cell table:formula="of:= [.F4]" office:value-type="float" office:value="0.99442" calcext:value-type="float">
            <text:p>0.99442</text:p>
          </table:table-cell>
          <table:table-cell table:formula="of:= [.G5]" office:value-type="float" office:value="0.993979" calcext:value-type="float">
            <text:p>0.993979</text:p>
          </table:table-cell>
          <table:table-cell table:formula="of:= [.H6]" office:value-type="float" office:value="0.991756" calcext:value-type="float">
            <text:p>0.991756</text:p>
          </table:table-cell>
          <table:table-cell/>
          <table:table-cell office:value-type="float" office:value="0.57287" calcext:value-type="float">
            <text:p>0.57287</text:p>
          </table:table-cell>
        </table:table-row>
        <table:table-row table:style-name="ro1">
          <table:table-cell table:number-columns-repeated="5"/>
          <table:table-cell office:value-type="float" office:value="0.061954" calcext:value-type="float">
            <text:p>0.061954</text:p>
          </table:table-cell>
          <table:table-cell office:value-type="float" office:value="0.993979" calcext:value-type="float">
            <text:p>0.993979</text:p>
          </table:table-cell>
          <table:table-cell office:value-type="float" office:value="-0.090409" calcext:value-type="float">
            <text:p>-0.090409</text:p>
          </table:table-cell>
          <table:table-cell office:value-type="float" office:value="8.975059" calcext:value-type="float">
            <text:p>8.97505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8538" calcext:value-type="float">
            <text:p>-0.08538</text:p>
          </table:table-cell>
          <table:table-cell office:value-type="float" office:value="0.095529" calcext:value-type="float">
            <text:p>0.095529</text:p>
          </table:table-cell>
          <table:table-cell office:value-type="float" office:value="0.991756" calcext:value-type="float">
            <text:p>0.991756</text:p>
          </table:table-cell>
          <table:table-cell office:value-type="float" office:value="9.531173" calcext:value-type="float">
            <text:p>9.53117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2</text:p>
          </table:table-cell>
          <table:table-cell/>
          <table:table-cell office:value-type="string" calcext:value-type="string">
            <text:p>0.974319,-0.134210,0.180819,13.978579,0.166599,0.969861,-0.177839,18.001505,-0.151500,0.203396,0.967308,19.493010,0.000000,0.000000,0.000000,1.000000</text:p>
          </table:table-cell>
          <table:table-cell/>
          <table:table-cell office:value-type="float" office:value="0.974319" calcext:value-type="float">
            <text:p>0.974319</text:p>
          </table:table-cell>
          <table:table-cell office:value-type="float" office:value="-0.13421" calcext:value-type="float">
            <text:p>-0.13421</text:p>
          </table:table-cell>
          <table:table-cell office:value-type="float" office:value="0.180819" calcext:value-type="float">
            <text:p>0.180819</text:p>
          </table:table-cell>
          <table:table-cell office:value-type="float" office:value="13.978579" calcext:value-type="float">
            <text:p>13.978579</text:p>
          </table:table-cell>
          <table:table-cell/>
          <table:table-cell table:formula="of:= (COS([.G10]) - SIN([.H10]) + SIN([.G11]) + COS([.H11])) / PI()" office:value-type="float" office:value="0.481231012334868" calcext:value-type="float">
            <text:p>0.481231012334868</text:p>
          </table:table-cell>
          <table:table-cell table:formula="of:= (COS([.F9]) + SIN([.H9]) - SIN([.F11]) + COS([.H11])) / PI()" office:value-type="float" office:value="0.464734363600065" calcext:value-type="float">
            <text:p>0.464734363600065</text:p>
          </table:table-cell>
          <table:table-cell table:formula="of:= (COS([.F9]) - SIN([.G9]) + SIN([.F10]) + COS([.G10])) / PI()" office:value-type="float" office:value="0.454159017680719" calcext:value-type="float">
            <text:p>0.454159017680719</text:p>
          </table:table-cell>
          <table:table-cell/>
          <table:table-cell table:formula="of:= [.I9]" office:value-type="float" office:value="13.978579" calcext:value-type="float">
            <text:p>13.978579</text:p>
          </table:table-cell>
          <table:table-cell table:formula="of:= [.I10]" office:value-type="float" office:value="18.001505" calcext:value-type="float">
            <text:p>18.001505</text:p>
          </table:table-cell>
          <table:table-cell table:formula="of:= [.I11]" office:value-type="float" office:value="19.49301" calcext:value-type="float">
            <text:p>19.49301</text:p>
          </table:table-cell>
          <table:table-cell/>
          <table:table-cell table:formula="of:= [.F9]" office:value-type="float" office:value="0.974319" calcext:value-type="float">
            <text:p>0.974319</text:p>
          </table:table-cell>
          <table:table-cell table:formula="of:= [.G10]" office:value-type="float" office:value="0.969861" calcext:value-type="float">
            <text:p>0.969861</text:p>
          </table:table-cell>
          <table:table-cell table:formula="of:= [.H11]" office:value-type="float" office:value="0.967308" calcext:value-type="float">
            <text:p>0.967308</text:p>
          </table:table-cell>
          <table:table-cell/>
          <table:table-cell office:value-type="float" office:value="0.530187" calcext:value-type="float">
            <text:p>0.530187</text:p>
          </table:table-cell>
        </table:table-row>
        <table:table-row table:style-name="ro1">
          <table:table-cell table:number-columns-repeated="5"/>
          <table:table-cell office:value-type="float" office:value="0.166599" calcext:value-type="float">
            <text:p>0.166599</text:p>
          </table:table-cell>
          <table:table-cell office:value-type="float" office:value="0.969861" calcext:value-type="float">
            <text:p>0.969861</text:p>
          </table:table-cell>
          <table:table-cell office:value-type="float" office:value="-0.177839" calcext:value-type="float">
            <text:p>-0.177839</text:p>
          </table:table-cell>
          <table:table-cell office:value-type="float" office:value="18.001505" calcext:value-type="float">
            <text:p>18.00150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515" calcext:value-type="float">
            <text:p>-0.1515</text:p>
          </table:table-cell>
          <table:table-cell office:value-type="float" office:value="0.203396" calcext:value-type="float">
            <text:p>0.203396</text:p>
          </table:table-cell>
          <table:table-cell office:value-type="float" office:value="0.967308" calcext:value-type="float">
            <text:p>0.967308</text:p>
          </table:table-cell>
          <table:table-cell office:value-type="float" office:value="19.49301" calcext:value-type="float">
            <text:p>19.4930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3</text:p>
          </table:table-cell>
          <table:table-cell/>
          <table:table-cell office:value-type="string" calcext:value-type="string">
            <text:p>0.938760,-0.214911,0.269361,22.216936,0.285635,0.922572,-0.259407,26.400969,-0.192754,0.320457,0.927452,30.337282,0.000000,0.000000,0.000000,1.000000</text:p>
          </table:table-cell>
          <table:table-cell/>
          <table:table-cell office:value-type="float" office:value="0.93876" calcext:value-type="float">
            <text:p>0.93876</text:p>
          </table:table-cell>
          <table:table-cell office:value-type="float" office:value="-0.214911" calcext:value-type="float">
            <text:p>-0.214911</text:p>
          </table:table-cell>
          <table:table-cell office:value-type="float" office:value="0.269361" calcext:value-type="float">
            <text:p>0.269361</text:p>
          </table:table-cell>
          <table:table-cell office:value-type="float" office:value="22.216936" calcext:value-type="float">
            <text:p>22.216936</text:p>
          </table:table-cell>
          <table:table-cell/>
          <table:table-cell table:formula="of:= (COS([.G15]) - SIN([.H15]) + SIN([.G16]) + COS([.H16])) / PI()" office:value-type="float" office:value="0.565049131539544" calcext:value-type="float">
            <text:p>0.565049131539544</text:p>
          </table:table-cell>
          <table:table-cell table:formula="of:= (COS([.F14]) + SIN([.H14]) - SIN([.F16]) + COS([.H16])) / PI()" office:value-type="float" office:value="0.524683445584913" calcext:value-type="float">
            <text:p>0.524683445584913</text:p>
          </table:table-cell>
          <table:table-cell table:formula="of:= (COS([.F14]) - SIN([.G14]) + SIN([.F15]) + COS([.G15])) / PI()" office:value-type="float" office:value="0.537812585429613" calcext:value-type="float">
            <text:p>0.537812585429613</text:p>
          </table:table-cell>
          <table:table-cell/>
          <table:table-cell table:formula="of:= [.I14]" office:value-type="float" office:value="22.216936" calcext:value-type="float">
            <text:p>22.216936</text:p>
          </table:table-cell>
          <table:table-cell table:formula="of:= [.I15]" office:value-type="float" office:value="26.400969" calcext:value-type="float">
            <text:p>26.400969</text:p>
          </table:table-cell>
          <table:table-cell table:formula="of:= [.I16]" office:value-type="float" office:value="30.337282" calcext:value-type="float">
            <text:p>30.337282</text:p>
          </table:table-cell>
          <table:table-cell/>
          <table:table-cell table:formula="of:= [.F14]" office:value-type="float" office:value="0.93876" calcext:value-type="float">
            <text:p>0.93876</text:p>
          </table:table-cell>
          <table:table-cell table:formula="of:= [.G15]" office:value-type="float" office:value="0.922572" calcext:value-type="float">
            <text:p>0.922572</text:p>
          </table:table-cell>
          <table:table-cell table:formula="of:= [.H16]" office:value-type="float" office:value="0.927452" calcext:value-type="float">
            <text:p>0.927452</text:p>
          </table:table-cell>
          <table:table-cell/>
          <table:table-cell office:value-type="float" office:value="0.456768" calcext:value-type="float">
            <text:p>0.456768</text:p>
          </table:table-cell>
        </table:table-row>
        <table:table-row table:style-name="ro1">
          <table:table-cell table:number-columns-repeated="5"/>
          <table:table-cell office:value-type="float" office:value="0.285635" calcext:value-type="float">
            <text:p>0.285635</text:p>
          </table:table-cell>
          <table:table-cell office:value-type="float" office:value="0.922572" calcext:value-type="float">
            <text:p>0.922572</text:p>
          </table:table-cell>
          <table:table-cell office:value-type="float" office:value="-0.259407" calcext:value-type="float">
            <text:p>-0.259407</text:p>
          </table:table-cell>
          <table:table-cell office:value-type="float" office:value="26.400969" calcext:value-type="float">
            <text:p>26.40096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92754" calcext:value-type="float">
            <text:p>-0.192754</text:p>
          </table:table-cell>
          <table:table-cell office:value-type="float" office:value="0.320457" calcext:value-type="float">
            <text:p>0.320457</text:p>
          </table:table-cell>
          <table:table-cell office:value-type="float" office:value="0.927452" calcext:value-type="float">
            <text:p>0.927452</text:p>
          </table:table-cell>
          <table:table-cell office:value-type="float" office:value="30.337282" calcext:value-type="float">
            <text:p>30.33728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4</text:p>
          </table:table-cell>
          <table:table-cell/>
          <table:table-cell office:value-type="string" calcext:value-type="string">
            <text:p>0.888290,-0.290601,0.355679,29.753340,0.410834,0.848959,-0.332422,33.873562,-0.205353,0.441409,0.873505,42.404240,0.000000,0.000000,0.000000,1.000000</text:p>
          </table:table-cell>
          <table:table-cell/>
          <table:table-cell office:value-type="float" office:value="0.88829" calcext:value-type="float">
            <text:p>0.88829</text:p>
          </table:table-cell>
          <table:table-cell office:value-type="float" office:value="-0.290601" calcext:value-type="float">
            <text:p>-0.290601</text:p>
          </table:table-cell>
          <table:table-cell office:value-type="float" office:value="0.355679" calcext:value-type="float">
            <text:p>0.355679</text:p>
          </table:table-cell>
          <table:table-cell office:value-type="float" office:value="29.75334" calcext:value-type="float">
            <text:p>29.75334</text:p>
          </table:table-cell>
          <table:table-cell/>
          <table:table-cell table:formula="of:= (COS([.G20]) - SIN([.H20]) + SIN([.G21]) + COS([.H21])) / PI()" office:value-type="float" office:value="0.654590185284614" calcext:value-type="float">
            <text:p>0.654590185284614</text:p>
          </table:table-cell>
          <table:table-cell table:formula="of:= (COS([.F19]) + SIN([.H19]) - SIN([.F21]) + COS([.H21])) / PI()" office:value-type="float" office:value="0.580922933473018" calcext:value-type="float">
            <text:p>0.580922933473018</text:p>
          </table:table-cell>
          <table:table-cell table:formula="of:= (COS([.F19]) - SIN([.G19]) + SIN([.F20]) + COS([.G20])) / PI()" office:value-type="float" office:value="0.629428170196992" calcext:value-type="float">
            <text:p>0.629428170196992</text:p>
          </table:table-cell>
          <table:table-cell/>
          <table:table-cell table:formula="of:= [.I19]" office:value-type="float" office:value="29.75334" calcext:value-type="float">
            <text:p>29.75334</text:p>
          </table:table-cell>
          <table:table-cell table:formula="of:= [.I20]" office:value-type="float" office:value="33.873562" calcext:value-type="float">
            <text:p>33.873562</text:p>
          </table:table-cell>
          <table:table-cell table:formula="of:= [.I21]" office:value-type="float" office:value="42.40424" calcext:value-type="float">
            <text:p>42.40424</text:p>
          </table:table-cell>
          <table:table-cell/>
          <table:table-cell table:formula="of:= [.F19]" office:value-type="float" office:value="0.88829" calcext:value-type="float">
            <text:p>0.88829</text:p>
          </table:table-cell>
          <table:table-cell table:formula="of:= [.G20]" office:value-type="float" office:value="0.848959" calcext:value-type="float">
            <text:p>0.848959</text:p>
          </table:table-cell>
          <table:table-cell table:formula="of:= [.H21]" office:value-type="float" office:value="0.873505" calcext:value-type="float">
            <text:p>0.873505</text:p>
          </table:table-cell>
          <table:table-cell/>
          <table:table-cell office:value-type="float" office:value="0.330061" calcext:value-type="float">
            <text:p>0.330061</text:p>
          </table:table-cell>
        </table:table-row>
        <table:table-row table:style-name="ro1">
          <table:table-cell table:number-columns-repeated="5"/>
          <table:table-cell office:value-type="float" office:value="0.410834" calcext:value-type="float">
            <text:p>0.410834</text:p>
          </table:table-cell>
          <table:table-cell office:value-type="float" office:value="0.848959" calcext:value-type="float">
            <text:p>0.848959</text:p>
          </table:table-cell>
          <table:table-cell office:value-type="float" office:value="-0.332422" calcext:value-type="float">
            <text:p>-0.332422</text:p>
          </table:table-cell>
          <table:table-cell office:value-type="float" office:value="33.873562" calcext:value-type="float">
            <text:p>33.87356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205353" calcext:value-type="float">
            <text:p>-0.205353</text:p>
          </table:table-cell>
          <table:table-cell office:value-type="float" office:value="0.441409" calcext:value-type="float">
            <text:p>0.441409</text:p>
          </table:table-cell>
          <table:table-cell office:value-type="float" office:value="0.873505" calcext:value-type="float">
            <text:p>0.873505</text:p>
          </table:table-cell>
          <table:table-cell office:value-type="float" office:value="42.40424" calcext:value-type="float">
            <text:p>42.40424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5</text:p>
          </table:table-cell>
          <table:table-cell/>
          <table:table-cell office:value-type="string" calcext:value-type="string">
            <text:p>0.825187,-0.355406,0.439060,36.276829,0.532451,0.748937,-0.394480,39.847755,-0.188625,0.559292,0.807243,56.048771,0.000000,0.000000,0.000000,1.000000</text:p>
          </table:table-cell>
          <table:table-cell/>
          <table:table-cell office:value-type="float" office:value="0.825187" calcext:value-type="float">
            <text:p>0.825187</text:p>
          </table:table-cell>
          <table:table-cell office:value-type="float" office:value="-0.355406" calcext:value-type="float">
            <text:p>-0.355406</text:p>
          </table:table-cell>
          <table:table-cell office:value-type="float" office:value="0.43906" calcext:value-type="float">
            <text:p>0.43906</text:p>
          </table:table-cell>
          <table:table-cell office:value-type="float" office:value="36.276829" calcext:value-type="float">
            <text:p>36.276829</text:p>
          </table:table-cell>
          <table:table-cell/>
          <table:table-cell table:formula="of:= (COS([.G25]) - SIN([.H25]) + SIN([.G26]) + COS([.H26])) / PI()" office:value-type="float" office:value="0.744469557882428" calcext:value-type="float">
            <text:p>0.744469557882428</text:p>
          </table:table-cell>
          <table:table-cell table:formula="of:= (COS([.F24]) + SIN([.H24]) - SIN([.F26]) + COS([.H26])) / PI()" office:value-type="float" office:value="0.631052384294111" calcext:value-type="float">
            <text:p>0.631052384294111</text:p>
          </table:table-cell>
          <table:table-cell table:formula="of:= (COS([.F24]) - SIN([.G24]) + SIN([.F25]) + COS([.G25])) / PI()" office:value-type="float" office:value="0.72143350917287" calcext:value-type="float">
            <text:p>0.72143350917287</text:p>
          </table:table-cell>
          <table:table-cell/>
          <table:table-cell table:formula="of:= [.I24]" office:value-type="float" office:value="36.276829" calcext:value-type="float">
            <text:p>36.276829</text:p>
          </table:table-cell>
          <table:table-cell table:formula="of:= [.I25]" office:value-type="float" office:value="39.847755" calcext:value-type="float">
            <text:p>39.847755</text:p>
          </table:table-cell>
          <table:table-cell table:formula="of:= [.I26]" office:value-type="float" office:value="56.048771" calcext:value-type="float">
            <text:p>56.048771</text:p>
          </table:table-cell>
          <table:table-cell/>
          <table:table-cell table:formula="of:= [.F24]" office:value-type="float" office:value="0.825187" calcext:value-type="float">
            <text:p>0.825187</text:p>
          </table:table-cell>
          <table:table-cell table:formula="of:= [.G25]" office:value-type="float" office:value="0.748937" calcext:value-type="float">
            <text:p>0.748937</text:p>
          </table:table-cell>
          <table:table-cell table:formula="of:= [.H26]" office:value-type="float" office:value="0.807243" calcext:value-type="float">
            <text:p>0.807243</text:p>
          </table:table-cell>
          <table:table-cell/>
          <table:table-cell office:value-type="float" office:value="0.318931" calcext:value-type="float">
            <text:p>0.318931</text:p>
          </table:table-cell>
        </table:table-row>
        <table:table-row table:style-name="ro1">
          <table:table-cell table:number-columns-repeated="5"/>
          <table:table-cell office:value-type="float" office:value="0.532451" calcext:value-type="float">
            <text:p>0.532451</text:p>
          </table:table-cell>
          <table:table-cell office:value-type="float" office:value="0.748937" calcext:value-type="float">
            <text:p>0.748937</text:p>
          </table:table-cell>
          <table:table-cell office:value-type="float" office:value="-0.39448" calcext:value-type="float">
            <text:p>-0.39448</text:p>
          </table:table-cell>
          <table:table-cell office:value-type="float" office:value="39.847755" calcext:value-type="float">
            <text:p>39.84775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88625" calcext:value-type="float">
            <text:p>-0.188625</text:p>
          </table:table-cell>
          <table:table-cell office:value-type="float" office:value="0.559292" calcext:value-type="float">
            <text:p>0.559292</text:p>
          </table:table-cell>
          <table:table-cell office:value-type="float" office:value="0.807243" calcext:value-type="float">
            <text:p>0.807243</text:p>
          </table:table-cell>
          <table:table-cell office:value-type="float" office:value="56.048771" calcext:value-type="float">
            <text:p>56.04877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6</text:p>
          </table:table-cell>
          <table:table-cell/>
          <table:table-cell office:value-type="string" calcext:value-type="string">
            <text:p>0.751829,-0.406953,0.518813,42.003330,0.643661,0.623706,-0.443533,43.742077,-0.143089,0.667395,0.730852,71.359337,0.000000,0.000000,0.000000,1.000000</text:p>
          </table:table-cell>
          <table:table-cell/>
          <table:table-cell office:value-type="float" office:value="0.751829" calcext:value-type="float">
            <text:p>0.751829</text:p>
          </table:table-cell>
          <table:table-cell office:value-type="float" office:value="-0.406953" calcext:value-type="float">
            <text:p>-0.406953</text:p>
          </table:table-cell>
          <table:table-cell office:value-type="float" office:value="0.518813" calcext:value-type="float">
            <text:p>0.518813</text:p>
          </table:table-cell>
          <table:table-cell office:value-type="float" office:value="42.00333" calcext:value-type="float">
            <text:p>42.00333</text:p>
          </table:table-cell>
          <table:table-cell/>
          <table:table-cell table:formula="of:= (COS([.G30]) - SIN([.H30]) + SIN([.G31]) + COS([.H31])) / PI()" office:value-type="float" office:value="0.829006531731799" calcext:value-type="float">
            <text:p>0.829006531731799</text:p>
          </table:table-cell>
          <table:table-cell table:formula="of:= (COS([.F29]) + SIN([.H29]) - SIN([.F31]) + COS([.H31])) / PI()" office:value-type="float" office:value="0.672747242695325" calcext:value-type="float">
            <text:p>0.672747242695325</text:p>
          </table:table-cell>
          <table:table-cell table:formula="of:= (COS([.F29]) - SIN([.G29]) + SIN([.F30]) + COS([.G30])) / PI()" office:value-type="float" office:value="0.807902769260479" calcext:value-type="float">
            <text:p>0.807902769260479</text:p>
          </table:table-cell>
          <table:table-cell/>
          <table:table-cell table:formula="of:= [.I29]" office:value-type="float" office:value="42.00333" calcext:value-type="float">
            <text:p>42.00333</text:p>
          </table:table-cell>
          <table:table-cell table:formula="of:= [.I30]" office:value-type="float" office:value="43.742077" calcext:value-type="float">
            <text:p>43.742077</text:p>
          </table:table-cell>
          <table:table-cell table:formula="of:= [.I31]" office:value-type="float" office:value="71.359337" calcext:value-type="float">
            <text:p>71.359337</text:p>
          </table:table-cell>
          <table:table-cell/>
          <table:table-cell table:formula="of:= [.F29]" office:value-type="float" office:value="0.751829" calcext:value-type="float">
            <text:p>0.751829</text:p>
          </table:table-cell>
          <table:table-cell table:formula="of:= [.G30]" office:value-type="float" office:value="0.623706" calcext:value-type="float">
            <text:p>0.623706</text:p>
          </table:table-cell>
          <table:table-cell table:formula="of:= [.H31]" office:value-type="float" office:value="0.730852" calcext:value-type="float">
            <text:p>0.730852</text:p>
          </table:table-cell>
          <table:table-cell/>
          <table:table-cell office:value-type="float" office:value="0.331682" calcext:value-type="float">
            <text:p>0.331682</text:p>
          </table:table-cell>
        </table:table-row>
        <table:table-row table:style-name="ro1">
          <table:table-cell table:number-columns-repeated="5"/>
          <table:table-cell office:value-type="float" office:value="0.643661" calcext:value-type="float">
            <text:p>0.643661</text:p>
          </table:table-cell>
          <table:table-cell office:value-type="float" office:value="0.623706" calcext:value-type="float">
            <text:p>0.623706</text:p>
          </table:table-cell>
          <table:table-cell office:value-type="float" office:value="-0.443533" calcext:value-type="float">
            <text:p>-0.443533</text:p>
          </table:table-cell>
          <table:table-cell office:value-type="float" office:value="43.742077" calcext:value-type="float">
            <text:p>43.742077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143089" calcext:value-type="float">
            <text:p>-0.143089</text:p>
          </table:table-cell>
          <table:table-cell office:value-type="float" office:value="0.667395" calcext:value-type="float">
            <text:p>0.667395</text:p>
          </table:table-cell>
          <table:table-cell office:value-type="float" office:value="0.730852" calcext:value-type="float">
            <text:p>0.730852</text:p>
          </table:table-cell>
          <table:table-cell office:value-type="float" office:value="71.359337" calcext:value-type="float">
            <text:p>71.35933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7</text:p>
          </table:table-cell>
          <table:table-cell/>
          <table:table-cell office:value-type="string" calcext:value-type="string">
            <text:p>0.669764,-0.445283,0.594286,47.134510,0.739382,0.474241,-0.477967,44.754665,-0.069004,0.759518,0.646851,88.142296,0.000000,0.000000,0.000000,1.000000</text:p>
          </table:table-cell>
          <table:table-cell/>
          <table:table-cell office:value-type="float" office:value="0.669764" calcext:value-type="float">
            <text:p>0.669764</text:p>
          </table:table-cell>
          <table:table-cell office:value-type="float" office:value="-0.445283" calcext:value-type="float">
            <text:p>-0.445283</text:p>
          </table:table-cell>
          <table:table-cell office:value-type="float" office:value="0.594286" calcext:value-type="float">
            <text:p>0.594286</text:p>
          </table:table-cell>
          <table:table-cell office:value-type="float" office:value="47.13451" calcext:value-type="float">
            <text:p>47.13451</text:p>
          </table:table-cell>
          <table:table-cell/>
          <table:table-cell table:formula="of:= (COS([.G35]) - SIN([.H35]) + SIN([.G36]) + COS([.H36])) / PI()" office:value-type="float" office:value="0.902781625227004" calcext:value-type="float">
            <text:p>0.902781625227004</text:p>
          </table:table-cell>
          <table:table-cell table:formula="of:= (COS([.F34]) + SIN([.H34]) - SIN([.F36]) + COS([.H36])) / PI()" office:value-type="float" office:value="0.703725971669444" calcext:value-type="float">
            <text:p>0.703725971669444</text:p>
          </table:table-cell>
          <table:table-cell table:formula="of:= (COS([.F34]) - SIN([.G34]) + SIN([.F35]) + COS([.G35])) / PI()" office:value-type="float" office:value="0.884313403932835" calcext:value-type="float">
            <text:p>0.884313403932835</text:p>
          </table:table-cell>
          <table:table-cell/>
          <table:table-cell table:formula="of:= [.I34]" office:value-type="float" office:value="47.13451" calcext:value-type="float">
            <text:p>47.13451</text:p>
          </table:table-cell>
          <table:table-cell table:formula="of:= [.I35]" office:value-type="float" office:value="44.754665" calcext:value-type="float">
            <text:p>44.754665</text:p>
          </table:table-cell>
          <table:table-cell table:formula="of:= [.I36]" office:value-type="float" office:value="88.142296" calcext:value-type="float">
            <text:p>88.142296</text:p>
          </table:table-cell>
          <table:table-cell/>
          <table:table-cell table:formula="of:= [.F34]" office:value-type="float" office:value="0.669764" calcext:value-type="float">
            <text:p>0.669764</text:p>
          </table:table-cell>
          <table:table-cell table:formula="of:= [.G35]" office:value-type="float" office:value="0.474241" calcext:value-type="float">
            <text:p>0.474241</text:p>
          </table:table-cell>
          <table:table-cell table:formula="of:= [.H36]" office:value-type="float" office:value="0.646851" calcext:value-type="float">
            <text:p>0.646851</text:p>
          </table:table-cell>
          <table:table-cell/>
          <table:table-cell office:value-type="float" office:value="0.289452" calcext:value-type="float">
            <text:p>0.289452</text:p>
          </table:table-cell>
        </table:table-row>
        <table:table-row table:style-name="ro1">
          <table:table-cell table:number-columns-repeated="5"/>
          <table:table-cell office:value-type="float" office:value="0.739382" calcext:value-type="float">
            <text:p>0.739382</text:p>
          </table:table-cell>
          <table:table-cell office:value-type="float" office:value="0.474241" calcext:value-type="float">
            <text:p>0.474241</text:p>
          </table:table-cell>
          <table:table-cell office:value-type="float" office:value="-0.477967" calcext:value-type="float">
            <text:p>-0.477967</text:p>
          </table:table-cell>
          <table:table-cell office:value-type="float" office:value="44.754665" calcext:value-type="float">
            <text:p>44.754665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-0.069004" calcext:value-type="float">
            <text:p>-0.069004</text:p>
          </table:table-cell>
          <table:table-cell office:value-type="float" office:value="0.759518" calcext:value-type="float">
            <text:p>0.759518</text:p>
          </table:table-cell>
          <table:table-cell office:value-type="float" office:value="0.646851" calcext:value-type="float">
            <text:p>0.646851</text:p>
          </table:table-cell>
          <table:table-cell office:value-type="float" office:value="88.142296" calcext:value-type="float">
            <text:p>88.142296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8</text:p>
          </table:table-cell>
          <table:table-cell/>
          <table:table-cell office:value-type="string" calcext:value-type="string">
            <text:p>0.582992,-0.467055,0.664852,51.910461,0.812017,0.306633,-0.496643,42.326672,0.028091,0.829393,0.558010,106.153252,0.000000,0.000000,0.000000,1.000000</text:p>
          </table:table-cell>
          <table:table-cell/>
          <table:table-cell office:value-type="float" office:value="0.582992" calcext:value-type="float">
            <text:p>0.582992</text:p>
          </table:table-cell>
          <table:table-cell office:value-type="float" office:value="-0.467055" calcext:value-type="float">
            <text:p>-0.467055</text:p>
          </table:table-cell>
          <table:table-cell office:value-type="float" office:value="0.664852" calcext:value-type="float">
            <text:p>0.664852</text:p>
          </table:table-cell>
          <table:table-cell office:value-type="float" office:value="51.910461" calcext:value-type="float">
            <text:p>51.910461</text:p>
          </table:table-cell>
          <table:table-cell/>
          <table:table-cell table:formula="of:= (COS([.G40]) - SIN([.H40]) + SIN([.G41]) + COS([.H41])) / PI()" office:value-type="float" office:value="0.959915721624117" calcext:value-type="float">
            <text:p>0.959915721624117</text:p>
          </table:table-cell>
          <table:table-cell table:formula="of:= (COS([.F39]) + SIN([.H39]) - SIN([.F41]) + COS([.H41])) / PI()" office:value-type="float" office:value="0.723195309217997" calcext:value-type="float">
            <text:p>0.723195309217997</text:p>
          </table:table-cell>
          <table:table-cell table:formula="of:= (COS([.F39]) - SIN([.G39]) + SIN([.F40]) + COS([.G40])) / PI()" office:value-type="float" office:value="0.943505388781544" calcext:value-type="float">
            <text:p>0.943505388781544</text:p>
          </table:table-cell>
          <table:table-cell/>
          <table:table-cell table:formula="of:= [.I39]" office:value-type="float" office:value="51.910461" calcext:value-type="float">
            <text:p>51.910461</text:p>
          </table:table-cell>
          <table:table-cell table:formula="of:= [.I40]" office:value-type="float" office:value="42.326672" calcext:value-type="float">
            <text:p>42.326672</text:p>
          </table:table-cell>
          <table:table-cell table:formula="of:= [.I41]" office:value-type="float" office:value="106.153252" calcext:value-type="float">
            <text:p>106.153252</text:p>
          </table:table-cell>
          <table:table-cell/>
          <table:table-cell table:formula="of:= [.F39]" office:value-type="float" office:value="0.582992" calcext:value-type="float">
            <text:p>0.582992</text:p>
          </table:table-cell>
          <table:table-cell table:formula="of:= [.G40]" office:value-type="float" office:value="0.306633" calcext:value-type="float">
            <text:p>0.306633</text:p>
          </table:table-cell>
          <table:table-cell table:formula="of:= [.H41]" office:value-type="float" office:value="0.55801" calcext:value-type="float">
            <text:p>0.55801</text:p>
          </table:table-cell>
          <table:table-cell/>
          <table:table-cell office:value-type="float" office:value="0.264903" calcext:value-type="float">
            <text:p>0.264903</text:p>
          </table:table-cell>
        </table:table-row>
        <table:table-row table:style-name="ro1">
          <table:table-cell table:number-columns-repeated="5"/>
          <table:table-cell office:value-type="float" office:value="0.812017" calcext:value-type="float">
            <text:p>0.812017</text:p>
          </table:table-cell>
          <table:table-cell office:value-type="float" office:value="0.306633" calcext:value-type="float">
            <text:p>0.306633</text:p>
          </table:table-cell>
          <table:table-cell office:value-type="float" office:value="-0.496643" calcext:value-type="float">
            <text:p>-0.496643</text:p>
          </table:table-cell>
          <table:table-cell office:value-type="float" office:value="42.326672" calcext:value-type="float">
            <text:p>42.326672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028091" calcext:value-type="float">
            <text:p>0.028091</text:p>
          </table:table-cell>
          <table:table-cell office:value-type="float" office:value="0.829393" calcext:value-type="float">
            <text:p>0.829393</text:p>
          </table:table-cell>
          <table:table-cell office:value-type="float" office:value="0.55801" calcext:value-type="float">
            <text:p>0.55801</text:p>
          </table:table-cell>
          <table:table-cell office:value-type="float" office:value="106.153252" calcext:value-type="float">
            <text:p>106.153252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9</text:p>
          </table:table-cell>
          <table:table-cell/>
          <table:table-cell office:value-type="string" calcext:value-type="string">
            <text:p>0.493787,-0.472693,0.729928,56.704136,0.857548,0.125374,-0.498946,35.632458,0.144327,0.872300,0.467254,124.570770,0.000000,0.000000,0.000000,1.000000</text:p>
          </table:table-cell>
          <table:table-cell/>
          <table:table-cell office:value-type="float" office:value="0.493787" calcext:value-type="float">
            <text:p>0.493787</text:p>
          </table:table-cell>
          <table:table-cell office:value-type="float" office:value="-0.472693" calcext:value-type="float">
            <text:p>-0.472693</text:p>
          </table:table-cell>
          <table:table-cell office:value-type="float" office:value="0.729928" calcext:value-type="float">
            <text:p>0.729928</text:p>
          </table:table-cell>
          <table:table-cell office:value-type="float" office:value="56.704136" calcext:value-type="float">
            <text:p>56.704136</text:p>
          </table:table-cell>
          <table:table-cell/>
          <table:table-cell table:formula="of:= (COS([.G45]) - SIN([.H45]) + SIN([.G46]) + COS([.H46])) / PI()" office:value-type="float" office:value="0.99607752533598" calcext:value-type="float">
            <text:p>0.99607752533598</text:p>
          </table:table-cell>
          <table:table-cell table:formula="of:= (COS([.F44]) + SIN([.H44]) - SIN([.F46]) + COS([.H46])) / PI()" office:value-type="float" office:value="0.730948471365592" calcext:value-type="float">
            <text:p>0.730948471365592</text:p>
          </table:table-cell>
          <table:table-cell table:formula="of:= (COS([.F44]) - SIN([.G44]) + SIN([.F45]) + COS([.G45])) / PI()" office:value-type="float" office:value="0.981738159135884" calcext:value-type="float">
            <text:p>0.981738159135884</text:p>
          </table:table-cell>
          <table:table-cell/>
          <table:table-cell table:formula="of:= [.I44]" office:value-type="float" office:value="56.704136" calcext:value-type="float">
            <text:p>56.704136</text:p>
          </table:table-cell>
          <table:table-cell table:formula="of:= [.I45]" office:value-type="float" office:value="35.632458" calcext:value-type="float">
            <text:p>35.632458</text:p>
          </table:table-cell>
          <table:table-cell table:formula="of:= [.I46]" office:value-type="float" office:value="124.57077" calcext:value-type="float">
            <text:p>124.57077</text:p>
          </table:table-cell>
          <table:table-cell/>
          <table:table-cell table:formula="of:= [.F44]" office:value-type="float" office:value="0.493787" calcext:value-type="float">
            <text:p>0.493787</text:p>
          </table:table-cell>
          <table:table-cell table:formula="of:= [.G45]" office:value-type="float" office:value="0.125374" calcext:value-type="float">
            <text:p>0.125374</text:p>
          </table:table-cell>
          <table:table-cell table:formula="of:= [.H46]" office:value-type="float" office:value="0.467254" calcext:value-type="float">
            <text:p>0.467254</text:p>
          </table:table-cell>
          <table:table-cell/>
          <table:table-cell office:value-type="float" office:value="0.193217" calcext:value-type="float">
            <text:p>0.193217</text:p>
          </table:table-cell>
        </table:table-row>
        <table:table-row table:style-name="ro1">
          <table:table-cell table:number-columns-repeated="5"/>
          <table:table-cell office:value-type="float" office:value="0.857548" calcext:value-type="float">
            <text:p>0.857548</text:p>
          </table:table-cell>
          <table:table-cell office:value-type="float" office:value="0.125374" calcext:value-type="float">
            <text:p>0.125374</text:p>
          </table:table-cell>
          <table:table-cell office:value-type="float" office:value="-0.498946" calcext:value-type="float">
            <text:p>-0.498946</text:p>
          </table:table-cell>
          <table:table-cell office:value-type="float" office:value="35.632458" calcext:value-type="float">
            <text:p>35.632458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144327" calcext:value-type="float">
            <text:p>0.144327</text:p>
          </table:table-cell>
          <table:table-cell office:value-type="float" office:value="0.8723" calcext:value-type="float">
            <text:p>0.8723</text:p>
          </table:table-cell>
          <table:table-cell office:value-type="float" office:value="0.467254" calcext:value-type="float">
            <text:p>0.467254</text:p>
          </table:table-cell>
          <table:table-cell office:value-type="float" office:value="124.57077" calcext:value-type="float">
            <text:p>124.57077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0</text:p>
          </table:table-cell>
          <table:table-cell/>
          <table:table-cell office:value-type="string" calcext:value-type="string">
            <text:p>0.404016,-0.462990,0.788971,61.952599,0.872241,-0.064976,-0.484796,24.575504,0.275706,0.884020,0.377576,142.868103,0.000000,0.000000,0.000000,1.000000</text:p>
          </table:table-cell>
          <table:table-cell/>
          <table:table-cell office:value-type="float" office:value="0.404016" calcext:value-type="float">
            <text:p>0.404016</text:p>
          </table:table-cell>
          <table:table-cell office:value-type="float" office:value="-0.46299" calcext:value-type="float">
            <text:p>-0.46299</text:p>
          </table:table-cell>
          <table:table-cell office:value-type="float" office:value="0.788971" calcext:value-type="float">
            <text:p>0.788971</text:p>
          </table:table-cell>
          <table:table-cell office:value-type="float" office:value="61.952599" calcext:value-type="float">
            <text:p>61.952599</text:p>
          </table:table-cell>
          <table:table-cell/>
          <table:table-cell table:formula="of:= (COS([.G50]) - SIN([.H50]) + SIN([.G51]) + COS([.H51])) / PI()" office:value-type="float" office:value="1.00801505383362" calcext:value-type="float">
            <text:p>1.00801505383362</text:p>
          </table:table-cell>
          <table:table-cell table:formula="of:= (COS([.F49]) + SIN([.H49]) - SIN([.F51]) + COS([.H51])) / PI()" office:value-type="float" office:value="0.727800588601249" calcext:value-type="float">
            <text:p>0.727800588601249</text:p>
          </table:table-cell>
          <table:table-cell table:formula="of:= (COS([.F49]) - SIN([.G49]) + SIN([.F50]) + COS([.G50])) / PI()" office:value-type="float" office:value="0.99623891519804" calcext:value-type="float">
            <text:p>0.99623891519804</text:p>
          </table:table-cell>
          <table:table-cell/>
          <table:table-cell table:formula="of:= [.I49]" office:value-type="float" office:value="61.952599" calcext:value-type="float">
            <text:p>61.952599</text:p>
          </table:table-cell>
          <table:table-cell table:formula="of:= [.I50]" office:value-type="float" office:value="24.575504" calcext:value-type="float">
            <text:p>24.575504</text:p>
          </table:table-cell>
          <table:table-cell table:formula="of:= [.I51]" office:value-type="float" office:value="142.868103" calcext:value-type="float">
            <text:p>142.868103</text:p>
          </table:table-cell>
          <table:table-cell/>
          <table:table-cell table:formula="of:= [.F49]" office:value-type="float" office:value="0.404016" calcext:value-type="float">
            <text:p>0.404016</text:p>
          </table:table-cell>
          <table:table-cell table:formula="of:= [.G50]" office:value-type="float" office:value="-0.064976" calcext:value-type="float">
            <text:p>-0.064976</text:p>
          </table:table-cell>
          <table:table-cell table:formula="of:= [.H51]" office:value-type="float" office:value="0.377576" calcext:value-type="float">
            <text:p>0.377576</text:p>
          </table:table-cell>
          <table:table-cell/>
          <table:table-cell office:value-type="float" office:value="0.166983" calcext:value-type="float">
            <text:p>0.166983</text:p>
          </table:table-cell>
        </table:table-row>
        <table:table-row table:style-name="ro1">
          <table:table-cell table:number-columns-repeated="5"/>
          <table:table-cell office:value-type="float" office:value="0.872241" calcext:value-type="float">
            <text:p>0.872241</text:p>
          </table:table-cell>
          <table:table-cell office:value-type="float" office:value="-0.064976" calcext:value-type="float">
            <text:p>-0.064976</text:p>
          </table:table-cell>
          <table:table-cell office:value-type="float" office:value="-0.484796" calcext:value-type="float">
            <text:p>-0.484796</text:p>
          </table:table-cell>
          <table:table-cell office:value-type="float" office:value="24.575504" calcext:value-type="float">
            <text:p>24.575504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275706" calcext:value-type="float">
            <text:p>0.275706</text:p>
          </table:table-cell>
          <table:table-cell office:value-type="float" office:value="0.88402" calcext:value-type="float">
            <text:p>0.88402</text:p>
          </table:table-cell>
          <table:table-cell office:value-type="float" office:value="0.377576" calcext:value-type="float">
            <text:p>0.377576</text:p>
          </table:table-cell>
          <table:table-cell office:value-type="float" office:value="142.868103" calcext:value-type="float">
            <text:p>142.868103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0, 11</text:p>
          </table:table-cell>
          <table:table-cell/>
          <table:table-cell office:value-type="string" calcext:value-type="string">
            <text:p>0.317453,-0.437228,0.841496,68.203056,0.853250,-0.255538,-0.454664,8.752989,0.413809,0.862325,0.291934,159.579651,0.000000,0.000000,0.000000,1.000000</text:p>
          </table:table-cell>
          <table:table-cell/>
          <table:table-cell office:value-type="float" office:value="0.317453" calcext:value-type="float">
            <text:p>0.317453</text:p>
          </table:table-cell>
          <table:table-cell office:value-type="float" office:value="-0.437228" calcext:value-type="float">
            <text:p>-0.437228</text:p>
          </table:table-cell>
          <table:table-cell office:value-type="float" office:value="0.841496" calcext:value-type="float">
            <text:p>0.841496</text:p>
          </table:table-cell>
          <table:table-cell office:value-type="float" office:value="68.203056" calcext:value-type="float">
            <text:p>68.203056</text:p>
          </table:table-cell>
          <table:table-cell/>
          <table:table-cell table:formula="of:= (COS([.G55]) - SIN([.H55]) + SIN([.G56]) + COS([.H56])) / PI()" office:value-type="float" office:value="0.994315542423283" calcext:value-type="float">
            <text:p>0.994315542423283</text:p>
          </table:table-cell>
          <table:table-cell table:formula="of:= (COS([.F54]) + SIN([.H54]) - SIN([.F56]) + COS([.H56])) / PI()" office:value-type="float" office:value="0.716599479718188" calcext:value-type="float">
            <text:p>0.716599479718188</text:p>
          </table:table-cell>
          <table:table-cell table:formula="of:= (COS([.F54]) - SIN([.G54]) + SIN([.F55]) + COS([.G55])) / PI()" office:value-type="float" office:value="0.984982003473754" calcext:value-type="float">
            <text:p>0.984982003473754</text:p>
          </table:table-cell>
          <table:table-cell/>
          <table:table-cell table:formula="of:= [.I54]" office:value-type="float" office:value="68.203056" calcext:value-type="float">
            <text:p>68.203056</text:p>
          </table:table-cell>
          <table:table-cell table:formula="of:= [.I55]" office:value-type="float" office:value="8.752989" calcext:value-type="float">
            <text:p>8.752989</text:p>
          </table:table-cell>
          <table:table-cell table:formula="of:= [.I56]" office:value-type="float" office:value="159.579651" calcext:value-type="float">
            <text:p>159.579651</text:p>
          </table:table-cell>
          <table:table-cell/>
          <table:table-cell table:formula="of:= [.F54]" office:value-type="float" office:value="0.317453" calcext:value-type="float">
            <text:p>0.317453</text:p>
          </table:table-cell>
          <table:table-cell table:formula="of:= [.G55]" office:value-type="float" office:value="-0.255538" calcext:value-type="float">
            <text:p>-0.255538</text:p>
          </table:table-cell>
          <table:table-cell table:formula="of:= [.H56]" office:value-type="float" office:value="0.291934" calcext:value-type="float">
            <text:p>0.291934</text:p>
          </table:table-cell>
          <table:table-cell/>
          <table:table-cell office:value-type="float" office:value="0.246621" calcext:value-type="float">
            <text:p>0.246621</text:p>
          </table:table-cell>
        </table:table-row>
        <table:table-row table:style-name="ro1">
          <table:table-cell table:number-columns-repeated="5"/>
          <table:table-cell office:value-type="float" office:value="0.85325" calcext:value-type="float">
            <text:p>0.85325</text:p>
          </table:table-cell>
          <table:table-cell office:value-type="float" office:value="-0.255538" calcext:value-type="float">
            <text:p>-0.255538</text:p>
          </table:table-cell>
          <table:table-cell office:value-type="float" office:value="-0.454664" calcext:value-type="float">
            <text:p>-0.454664</text:p>
          </table:table-cell>
          <table:table-cell office:value-type="float" office:value="8.752989" calcext:value-type="float">
            <text:p>8.752989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float" office:value="0.413809" calcext:value-type="float">
            <text:p>0.413809</text:p>
          </table:table-cell>
          <table:table-cell office:value-type="float" office:value="0.862325" calcext:value-type="float">
            <text:p>0.862325</text:p>
          </table:table-cell>
          <table:table-cell office:value-type="float" office:value="0.291934" calcext:value-type="float">
            <text:p>0.291934</text:p>
          </table:table-cell>
          <table:table-cell office:value-type="float" office:value="159.579651" calcext:value-type="float">
            <text:p>159.579651</text:p>
          </table:table-cell>
          <table:table-cell table:number-columns-repeated="1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6">00/00/0000</text:date>, <text:time style:data-style-name="N2" text:time-value="16:40:33.3202658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4:01:10.217799490</meta:creation-date>
    <dc:date>2018-09-06T16:41:26.289591377</dc:date>
    <meta:editing-duration>PT35M40S</meta:editing-duration>
    <meta:editing-cycles>6</meta:editing-cycles>
    <meta:generator>LibreOffice/6.0.3.2$Linux_X86_64 LibreOffice_project/00m0$Build-2</meta:generator>
    <meta:document-statistic meta:table-count="1" meta:cell-count="321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X Over Time (radians in terms of pi)</text:p>
        </chart:title>
        <chart:plot-area chart:style-name="ch3" table:cell-range-address="Sheet1.K4:Sheet1.K4 Sheet1.K9:Sheet1.K9 Sheet1.K14:Sheet1.K14 Sheet1.K19:Sheet1.K19 Sheet1.K24:Sheet1.K24 Sheet1.K29:Sheet1.K29 Sheet1.K34:Sheet1.K34 Sheet1.K39:Sheet1.K39 Sheet1.K44:Sheet1.K44 Sheet1.K49:Sheet1.K49 Sheet1.K54:Sheet1.K54" svg:x="0.319cm" svg:y="1.275cm" svg:width="15.35cm" svg:height="7.551cm">
          <chartooo:coordinate-region svg:x="1.046cm" svg:y="1.475cm" svg:width="14.623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K4:Sheet1.K4 Sheet1.K9:Sheet1.K9 Sheet1.K14:Sheet1.K14 Sheet1.K19:Sheet1.K19 Sheet1.K24:Sheet1.K24 Sheet1.K29:Sheet1.K29 Sheet1.K34:Sheet1.K34 Sheet1.K39:Sheet1.K39 Sheet1.K44:Sheet1.K44 Sheet1.K49:Sheet1.K49 Sheet1.K54:Sheet1.K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06879481051744">
                <text:p>0.406879481051744</text:p>
                <draw:g>
                  <svg:desc>Sheet1.K4:Sheet1.K4 Sheet1.K9:Sheet1.K9 Sheet1.K14:Sheet1.K14 Sheet1.K19:Sheet1.K19 Sheet1.K24:Sheet1.K24 Sheet1.K29:Sheet1.K29 Sheet1.K34:Sheet1.K34 Sheet1.K39:Sheet1.K39 Sheet1.K44:Sheet1.K44 Sheet1.K49:Sheet1.K49 Sheet1.K54:Sheet1.K54</svg:desc>
                </draw:g>
              </table:table-cell>
              <table:table-cell office:value-type="float" office:value="0.481231012334868">
                <text:p>0.481231012334868</text:p>
              </table:table-cell>
              <table:table-cell office:value-type="float" office:value="0.565049131539544">
                <text:p>0.565049131539544</text:p>
              </table:table-cell>
              <table:table-cell office:value-type="float" office:value="0.654590185284614">
                <text:p>0.654590185284614</text:p>
              </table:table-cell>
              <table:table-cell office:value-type="float" office:value="0.744469557882428">
                <text:p>0.744469557882428</text:p>
              </table:table-cell>
              <table:table-cell office:value-type="float" office:value="0.829006531731799">
                <text:p>0.829006531731799</text:p>
              </table:table-cell>
              <table:table-cell office:value-type="float" office:value="0.902781625227004">
                <text:p>0.902781625227004</text:p>
              </table:table-cell>
              <table:table-cell office:value-type="float" office:value="0.959915721624117">
                <text:p>0.959915721624117</text:p>
              </table:table-cell>
              <table:table-cell office:value-type="float" office:value="0.99607752533598">
                <text:p>0.99607752533598</text:p>
              </table:table-cell>
              <table:table-cell office:value-type="float" office:value="1.00801505383362">
                <text:p>1.00801505383362</text:p>
              </table:table-cell>
              <table:table-cell office:value-type="float" office:value="0.994315542423283">
                <text:p>0.9943155424232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5.7cm" svg:y="0.316cm" chart:style-name="ch2">
          <text:p>Error Over Time (mm)</text:p>
        </chart:title>
        <chart:plot-area chart:style-name="ch3" table:cell-range-address="Sheet1.W4:Sheet1.W4 Sheet1.W9:Sheet1.W9 Sheet1.W14:Sheet1.W14 Sheet1.W19:Sheet1.W19 Sheet1.W24:Sheet1.W24 Sheet1.W29:Sheet1.W29 Sheet1.W34:Sheet1.W34 Sheet1.W39:Sheet1.W39 Sheet1.W44:Sheet1.W44 Sheet1.W49:Sheet1.W49 Sheet1.W54:Sheet1.W54" svg:x="0.319cm" svg:y="1.275cm" svg:width="15.349cm" svg:height="7.55cm">
          <chartooo:coordinate-region svg:x="1.046cm" svg:y="1.475cm" svg:width="14.622cm" svg:height="7.151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W4:Sheet1.W4 Sheet1.W9:Sheet1.W9 Sheet1.W14:Sheet1.W14 Sheet1.W19:Sheet1.W19 Sheet1.W24:Sheet1.W24 Sheet1.W29:Sheet1.W29 Sheet1.W34:Sheet1.W34 Sheet1.W39:Sheet1.W39 Sheet1.W44:Sheet1.W44 Sheet1.W49:Sheet1.W49 Sheet1.W54:Sheet1.W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57287">
                <text:p>0.57287</text:p>
                <draw:g>
                  <svg:desc>Sheet1.W4:Sheet1.W4 Sheet1.W9:Sheet1.W9 Sheet1.W14:Sheet1.W14 Sheet1.W19:Sheet1.W19 Sheet1.W24:Sheet1.W24 Sheet1.W29:Sheet1.W29 Sheet1.W34:Sheet1.W34 Sheet1.W39:Sheet1.W39 Sheet1.W44:Sheet1.W44 Sheet1.W49:Sheet1.W49 Sheet1.W54:Sheet1.W54</svg:desc>
                </draw:g>
              </table:table-cell>
              <table:table-cell office:value-type="float" office:value="0.530187">
                <text:p>0.530187</text:p>
              </table:table-cell>
              <table:table-cell office:value-type="float" office:value="0.456768">
                <text:p>0.456768</text:p>
              </table:table-cell>
              <table:table-cell office:value-type="float" office:value="0.330061">
                <text:p>0.330061</text:p>
              </table:table-cell>
              <table:table-cell office:value-type="float" office:value="0.318931">
                <text:p>0.318931</text:p>
              </table:table-cell>
              <table:table-cell office:value-type="float" office:value="0.331682">
                <text:p>0.331682</text:p>
              </table:table-cell>
              <table:table-cell office:value-type="float" office:value="0.289452">
                <text:p>0.289452</text:p>
              </table:table-cell>
              <table:table-cell office:value-type="float" office:value="0.264903">
                <text:p>0.264903</text:p>
              </table:table-cell>
              <table:table-cell office:value-type="float" office:value="0.193217">
                <text:p>0.193217</text:p>
              </table:table-cell>
              <table:table-cell office:value-type="float" office:value="0.166983">
                <text:p>0.166983</text:p>
              </table:table-cell>
              <table:table-cell office:value-type="float" office:value="0.246621">
                <text:p>0.24662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3.453cm" svg:y="0.316cm" chart:style-name="ch2">
          <text:p>Rotation Y Over Time (radians in terms of pi)</text:p>
        </chart:title>
        <chart:plot-area chart:style-name="ch3" table:cell-range-address="Sheet1.L4:Sheet1.L4 Sheet1.L9:Sheet1.L9 Sheet1.L14:Sheet1.L14 Sheet1.L19:Sheet1.L19 Sheet1.L24:Sheet1.L24 Sheet1.L29:Sheet1.L29 Sheet1.L34:Sheet1.L34 Sheet1.L39:Sheet1.L39 Sheet1.L44:Sheet1.L44 Sheet1.L49:Sheet1.L49 Sheet1.L54:Sheet1.L54" svg:x="0.319cm" svg:y="1.275cm" svg:width="15.35cm" svg:height="7.551cm">
          <chartooo:coordinate-region svg:x="1.046cm" svg:y="1.474cm" svg:width="14.623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L4:Sheet1.L4 Sheet1.L9:Sheet1.L9 Sheet1.L14:Sheet1.L14 Sheet1.L19:Sheet1.L19 Sheet1.L24:Sheet1.L24 Sheet1.L29:Sheet1.L29 Sheet1.L34:Sheet1.L34 Sheet1.L39:Sheet1.L39 Sheet1.L44:Sheet1.L44 Sheet1.L49:Sheet1.L49 Sheet1.L54:Sheet1.L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403663372327838">
                <text:p>0.403663372327838</text:p>
                <draw:g>
                  <svg:desc>Sheet1.L4:Sheet1.L4 Sheet1.L9:Sheet1.L9 Sheet1.L14:Sheet1.L14 Sheet1.L19:Sheet1.L19 Sheet1.L24:Sheet1.L24 Sheet1.L29:Sheet1.L29 Sheet1.L34:Sheet1.L34 Sheet1.L39:Sheet1.L39 Sheet1.L44:Sheet1.L44 Sheet1.L49:Sheet1.L49 Sheet1.L54:Sheet1.L54</svg:desc>
                </draw:g>
              </table:table-cell>
              <table:table-cell office:value-type="float" office:value="0.464734363600065">
                <text:p>0.464734363600065</text:p>
              </table:table-cell>
              <table:table-cell office:value-type="float" office:value="0.524683445584913">
                <text:p>0.524683445584913</text:p>
              </table:table-cell>
              <table:table-cell office:value-type="float" office:value="0.580922933473018">
                <text:p>0.580922933473018</text:p>
              </table:table-cell>
              <table:table-cell office:value-type="float" office:value="0.631052384294111">
                <text:p>0.631052384294111</text:p>
              </table:table-cell>
              <table:table-cell office:value-type="float" office:value="0.672747242695325">
                <text:p>0.672747242695325</text:p>
              </table:table-cell>
              <table:table-cell office:value-type="float" office:value="0.703725971669444">
                <text:p>0.703725971669444</text:p>
              </table:table-cell>
              <table:table-cell office:value-type="float" office:value="0.723195309217997">
                <text:p>0.723195309217997</text:p>
              </table:table-cell>
              <table:table-cell office:value-type="float" office:value="0.730948471365592">
                <text:p>0.730948471365592</text:p>
              </table:table-cell>
              <table:table-cell office:value-type="float" office:value="0.727800588601249">
                <text:p>0.727800588601249</text:p>
              </table:table-cell>
              <table:table-cell office:value-type="float" office:value="0.716599479718188">
                <text:p>0.716599479718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3.479cm" svg:y="0.316cm" chart:style-name="ch2">
          <text:p>Rotation Z Over Time (radians in terms of pi)</text:p>
        </chart:title>
        <chart:plot-area chart:style-name="ch3" table:cell-range-address="Sheet1.M4:Sheet1.M4 Sheet1.M9:Sheet1.M9 Sheet1.M14:Sheet1.M14 Sheet1.M19:Sheet1.M19 Sheet1.M24:Sheet1.M24 Sheet1.M29:Sheet1.M29 Sheet1.M34:Sheet1.M34 Sheet1.M39:Sheet1.M39 Sheet1.M44:Sheet1.M44 Sheet1.M49:Sheet1.M49 Sheet1.M54:Sheet1.M54" svg:x="0.32cm" svg:y="1.275cm" svg:width="15.375cm" svg:height="7.551cm">
          <chartooo:coordinate-region svg:x="1.047cm" svg:y="1.475cm" svg:width="14.648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4 Sheet1.M9:Sheet1.M9 Sheet1.M14:Sheet1.M14 Sheet1.M19:Sheet1.M19 Sheet1.M24:Sheet1.M24 Sheet1.M29:Sheet1.M29 Sheet1.M34:Sheet1.M34 Sheet1.M39:Sheet1.M39 Sheet1.M44:Sheet1.M44 Sheet1.M49:Sheet1.M49 Sheet1.M54:Sheet1.M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383869242199677">
                <text:p>0.383869242199677</text:p>
                <draw:g>
                  <svg:desc>Sheet1.M4:Sheet1.M4 Sheet1.M9:Sheet1.M9 Sheet1.M14:Sheet1.M14 Sheet1.M19:Sheet1.M19 Sheet1.M24:Sheet1.M24 Sheet1.M29:Sheet1.M29 Sheet1.M34:Sheet1.M34 Sheet1.M39:Sheet1.M39 Sheet1.M44:Sheet1.M44 Sheet1.M49:Sheet1.M49 Sheet1.M54:Sheet1.M54</svg:desc>
                </draw:g>
              </table:table-cell>
              <table:table-cell office:value-type="float" office:value="0.454159017680719">
                <text:p>0.454159017680719</text:p>
              </table:table-cell>
              <table:table-cell office:value-type="float" office:value="0.537812585429613">
                <text:p>0.537812585429613</text:p>
              </table:table-cell>
              <table:table-cell office:value-type="float" office:value="0.629428170196992">
                <text:p>0.629428170196992</text:p>
              </table:table-cell>
              <table:table-cell office:value-type="float" office:value="0.72143350917287">
                <text:p>0.72143350917287</text:p>
              </table:table-cell>
              <table:table-cell office:value-type="float" office:value="0.807902769260479">
                <text:p>0.807902769260479</text:p>
              </table:table-cell>
              <table:table-cell office:value-type="float" office:value="0.884313403932835">
                <text:p>0.884313403932835</text:p>
              </table:table-cell>
              <table:table-cell office:value-type="float" office:value="0.943505388781544">
                <text:p>0.943505388781544</text:p>
              </table:table-cell>
              <table:table-cell office:value-type="float" office:value="0.981738159135884">
                <text:p>0.981738159135884</text:p>
              </table:table-cell>
              <table:table-cell office:value-type="float" office:value="0.99623891519804">
                <text:p>0.99623891519804</text:p>
              </table:table-cell>
              <table:table-cell office:value-type="float" office:value="0.984982003473754">
                <text:p>0.9849820034737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4.894cm" svg:y="0.316cm" chart:style-name="ch2">
          <text:p>Translation X Over Time (mm)</text:p>
        </chart:title>
        <chart:plot-area chart:style-name="ch3" table:cell-range-address="Sheet1.O4:Sheet1.O4 Sheet1.O9:Sheet1.O9 Sheet1.O14:Sheet1.O14 Sheet1.O19:Sheet1.O19 Sheet1.O24:Sheet1.O24 Sheet1.O29:Sheet1.O29 Sheet1.O34:Sheet1.O34 Sheet1.O39:Sheet1.O39 Sheet1.O44:Sheet1.O44 Sheet1.O49:Sheet1.O49 Sheet1.O54:Sheet1.O54" svg:x="0.319cm" svg:y="1.275cm" svg:width="15.35cm" svg:height="7.551cm">
          <chartooo:coordinate-region svg:x="0.94cm" svg:y="1.474cm" svg:width="14.729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/>
          <chart:series chart:style-name="ch6" chart:values-cell-range-address="Sheet1.O4:Sheet1.O4 Sheet1.O9:Sheet1.O9 Sheet1.O14:Sheet1.O14 Sheet1.O19:Sheet1.O19 Sheet1.O24:Sheet1.O24 Sheet1.O29:Sheet1.O29 Sheet1.O34:Sheet1.O34 Sheet1.O39:Sheet1.O39 Sheet1.O44:Sheet1.O44 Sheet1.O49:Sheet1.O49 Sheet1.O54:Sheet1.O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4.955229">
                <text:p>4.955229</text:p>
                <draw:g>
                  <svg:desc>Sheet1.O4:Sheet1.O4 Sheet1.O9:Sheet1.O9 Sheet1.O14:Sheet1.O14 Sheet1.O19:Sheet1.O19 Sheet1.O24:Sheet1.O24 Sheet1.O29:Sheet1.O29 Sheet1.O34:Sheet1.O34 Sheet1.O39:Sheet1.O39 Sheet1.O44:Sheet1.O44 Sheet1.O49:Sheet1.O49 Sheet1.O54:Sheet1.O54</svg:desc>
                </draw:g>
              </table:table-cell>
              <table:table-cell office:value-type="float" office:value="13.978579">
                <text:p>13.978579</text:p>
              </table:table-cell>
              <table:table-cell office:value-type="float" office:value="22.216936">
                <text:p>22.216936</text:p>
              </table:table-cell>
              <table:table-cell office:value-type="float" office:value="29.75334">
                <text:p>29.75334</text:p>
              </table:table-cell>
              <table:table-cell office:value-type="float" office:value="36.276829">
                <text:p>36.276829</text:p>
              </table:table-cell>
              <table:table-cell office:value-type="float" office:value="42.00333">
                <text:p>42.00333</text:p>
              </table:table-cell>
              <table:table-cell office:value-type="float" office:value="47.13451">
                <text:p>47.13451</text:p>
              </table:table-cell>
              <table:table-cell office:value-type="float" office:value="51.910461">
                <text:p>51.910461</text:p>
              </table:table-cell>
              <table:table-cell office:value-type="float" office:value="56.704136">
                <text:p>56.704136</text:p>
              </table:table-cell>
              <table:table-cell office:value-type="float" office:value="61.952599">
                <text:p>61.952599</text:p>
              </table:table-cell>
              <table:table-cell office:value-type="float" office:value="68.203056">
                <text:p>68.2030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5cm" svg:height="9.006cm" xlink:href=".." xlink:type="simple" chart:class="chart:line" chart:style-name="ch1">
        <chart:title svg:x="4.907cm" svg:y="0.316cm" chart:style-name="ch2">
          <text:p>Translation Y Over Time (mm)</text:p>
        </chart:title>
        <chart:plot-area chart:style-name="ch3" table:cell-range-address="Sheet1.P4:Sheet1.P4 Sheet1.P9:Sheet1.P9 Sheet1.P14:Sheet1.P14 Sheet1.P19:Sheet1.P19 Sheet1.P24:Sheet1.P24 Sheet1.P29:Sheet1.P29 Sheet1.P34:Sheet1.P34 Sheet1.P39:Sheet1.P39 Sheet1.P44:Sheet1.P44 Sheet1.P49:Sheet1.P49 Sheet1.P54:Sheet1.P54" svg:x="0.32cm" svg:y="1.275cm" svg:width="15.375cm" svg:height="7.551cm">
          <chartooo:coordinate-region svg:x="0.941cm" svg:y="1.474cm" svg:width="14.754cm" svg:height="7.153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P4:Sheet1.P4 Sheet1.P9:Sheet1.P9 Sheet1.P14:Sheet1.P14 Sheet1.P19:Sheet1.P19 Sheet1.P24:Sheet1.P24 Sheet1.P29:Sheet1.P29 Sheet1.P34:Sheet1.P34 Sheet1.P39:Sheet1.P39 Sheet1.P44:Sheet1.P44 Sheet1.P49:Sheet1.P49 Sheet1.P54:Sheet1.P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8.975059">
                <text:p>8.975059</text:p>
                <draw:g>
                  <svg:desc>Sheet1.P4:Sheet1.P4 Sheet1.P9:Sheet1.P9 Sheet1.P14:Sheet1.P14 Sheet1.P19:Sheet1.P19 Sheet1.P24:Sheet1.P24 Sheet1.P29:Sheet1.P29 Sheet1.P34:Sheet1.P34 Sheet1.P39:Sheet1.P39 Sheet1.P44:Sheet1.P44 Sheet1.P49:Sheet1.P49 Sheet1.P54:Sheet1.P54</svg:desc>
                </draw:g>
              </table:table-cell>
              <table:table-cell office:value-type="float" office:value="18.001505">
                <text:p>18.001505</text:p>
              </table:table-cell>
              <table:table-cell office:value-type="float" office:value="26.400969">
                <text:p>26.400969</text:p>
              </table:table-cell>
              <table:table-cell office:value-type="float" office:value="33.873562">
                <text:p>33.873562</text:p>
              </table:table-cell>
              <table:table-cell office:value-type="float" office:value="39.847755">
                <text:p>39.847755</text:p>
              </table:table-cell>
              <table:table-cell office:value-type="float" office:value="43.742077">
                <text:p>43.742077</text:p>
              </table:table-cell>
              <table:table-cell office:value-type="float" office:value="44.754665">
                <text:p>44.754665</text:p>
              </table:table-cell>
              <table:table-cell office:value-type="float" office:value="42.326672">
                <text:p>42.326672</text:p>
              </table:table-cell>
              <table:table-cell office:value-type="float" office:value="35.632458">
                <text:p>35.632458</text:p>
              </table:table-cell>
              <table:table-cell office:value-type="float" office:value="24.575504">
                <text:p>24.575504</text:p>
              </table:table-cell>
              <table:table-cell office:value-type="float" office:value="8.752989">
                <text:p>8.75298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line" chart:style-name="ch1">
        <chart:title svg:x="4.907cm" svg:y="0.316cm" chart:style-name="ch2">
          <text:p>Translation Z Over Time (mm)</text:p>
        </chart:title>
        <chart:plot-area chart:style-name="ch3" table:cell-range-address="Sheet1.Q4:Sheet1.Q4 Sheet1.Q9:Sheet1.Q9 Sheet1.Q14:Sheet1.Q14 Sheet1.Q19:Sheet1.Q19 Sheet1.Q24:Sheet1.Q24 Sheet1.Q29:Sheet1.Q29 Sheet1.Q34:Sheet1.Q34 Sheet1.Q39:Sheet1.Q39 Sheet1.Q44:Sheet1.Q44 Sheet1.Q49:Sheet1.Q49 Sheet1.Q54:Sheet1.Q54" svg:x="0.319cm" svg:y="1.275cm" svg:width="15.349cm" svg:height="7.55cm">
          <chartooo:coordinate-region svg:x="1.126cm" svg:y="1.474cm" svg:width="14.542cm" svg:height="7.152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Q4:Sheet1.Q4 Sheet1.Q9:Sheet1.Q9 Sheet1.Q14:Sheet1.Q14 Sheet1.Q19:Sheet1.Q19 Sheet1.Q24:Sheet1.Q24 Sheet1.Q29:Sheet1.Q29 Sheet1.Q34:Sheet1.Q34 Sheet1.Q39:Sheet1.Q39 Sheet1.Q44:Sheet1.Q44 Sheet1.Q49:Sheet1.Q49 Sheet1.Q54:Sheet1.Q54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9.531173">
                <text:p>9.531173</text:p>
                <draw:g>
                  <svg:desc>Sheet1.Q4:Sheet1.Q4 Sheet1.Q9:Sheet1.Q9 Sheet1.Q14:Sheet1.Q14 Sheet1.Q19:Sheet1.Q19 Sheet1.Q24:Sheet1.Q24 Sheet1.Q29:Sheet1.Q29 Sheet1.Q34:Sheet1.Q34 Sheet1.Q39:Sheet1.Q39 Sheet1.Q44:Sheet1.Q44 Sheet1.Q49:Sheet1.Q49 Sheet1.Q54:Sheet1.Q54</svg:desc>
                </draw:g>
              </table:table-cell>
              <table:table-cell office:value-type="float" office:value="19.49301">
                <text:p>19.49301</text:p>
              </table:table-cell>
              <table:table-cell office:value-type="float" office:value="30.337282">
                <text:p>30.337282</text:p>
              </table:table-cell>
              <table:table-cell office:value-type="float" office:value="42.40424">
                <text:p>42.40424</text:p>
              </table:table-cell>
              <table:table-cell office:value-type="float" office:value="56.048771">
                <text:p>56.048771</text:p>
              </table:table-cell>
              <table:table-cell office:value-type="float" office:value="71.359337">
                <text:p>71.359337</text:p>
              </table:table-cell>
              <table:table-cell office:value-type="float" office:value="88.142296">
                <text:p>88.142296</text:p>
              </table:table-cell>
              <table:table-cell office:value-type="float" office:value="106.153252">
                <text:p>106.153252</text:p>
              </table:table-cell>
              <table:table-cell office:value-type="float" office:value="124.57077">
                <text:p>124.57077</text:p>
              </table:table-cell>
              <table:table-cell office:value-type="float" office:value="142.868103">
                <text:p>142.868103</text:p>
              </table:table-cell>
              <table:table-cell office:value-type="float" office:value="159.579651">
                <text:p>159.57965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5cm" svg:height="9.005cm" xlink:href=".." xlink:type="simple" chart:class="chart:line" chart:style-name="ch1">
        <chart:title svg:x="6.045cm" svg:y="0.316cm" chart:style-name="ch2">
          <text:p>Scale X Over Time</text:p>
        </chart:title>
        <chart:subtitle svg:x="0cm" svg:y="0cm" chart:style-name="ch3">
          <text:p/>
        </chart:subtitle>
        <chart:plot-area chart:style-name="ch4" table:cell-range-address="Sheet1.S4:Sheet1.S4 Sheet1.S9:Sheet1.S9 Sheet1.S14:Sheet1.S14 Sheet1.S19:Sheet1.S19 Sheet1.S24:Sheet1.S24 Sheet1.S29:Sheet1.S29 Sheet1.S34:Sheet1.S34 Sheet1.S39:Sheet1.S39 Sheet1.S44:Sheet1.S44 Sheet1.S49:Sheet1.S49 Sheet1.S54:Sheet1.S54" svg:x="0.32cm" svg:y="1.275cm" svg:width="15.375cm" svg:height="7.55cm">
          <chartooo:coordinate-region svg:x="1.047cm" svg:y="1.475cm" svg:width="14.648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S4:Sheet1.S4 Sheet1.S9:Sheet1.S9 Sheet1.S14:Sheet1.S14 Sheet1.S19:Sheet1.S19 Sheet1.S24:Sheet1.S24 Sheet1.S29:Sheet1.S29 Sheet1.S34:Sheet1.S34 Sheet1.S39:Sheet1.S39 Sheet1.S44:Sheet1.S44 Sheet1.S49:Sheet1.S49 Sheet1.S54:Sheet1.S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442">
                <text:p>0.99442</text:p>
                <draw:g>
                  <svg:desc>Sheet1.S4:Sheet1.S4 Sheet1.S9:Sheet1.S9 Sheet1.S14:Sheet1.S14 Sheet1.S19:Sheet1.S19 Sheet1.S24:Sheet1.S24 Sheet1.S29:Sheet1.S29 Sheet1.S34:Sheet1.S34 Sheet1.S39:Sheet1.S39 Sheet1.S44:Sheet1.S44 Sheet1.S49:Sheet1.S49 Sheet1.S54:Sheet1.S54</svg:desc>
                </draw:g>
              </table:table-cell>
              <table:table-cell office:value-type="float" office:value="0.974319">
                <text:p>0.974319</text:p>
              </table:table-cell>
              <table:table-cell office:value-type="float" office:value="0.93876">
                <text:p>0.93876</text:p>
              </table:table-cell>
              <table:table-cell office:value-type="float" office:value="0.88829">
                <text:p>0.88829</text:p>
              </table:table-cell>
              <table:table-cell office:value-type="float" office:value="0.825187">
                <text:p>0.825187</text:p>
              </table:table-cell>
              <table:table-cell office:value-type="float" office:value="0.751829">
                <text:p>0.751829</text:p>
              </table:table-cell>
              <table:table-cell office:value-type="float" office:value="0.669764">
                <text:p>0.669764</text:p>
              </table:table-cell>
              <table:table-cell office:value-type="float" office:value="0.582992">
                <text:p>0.582992</text:p>
              </table:table-cell>
              <table:table-cell office:value-type="float" office:value="0.493787">
                <text:p>0.493787</text:p>
              </table:table-cell>
              <table:table-cell office:value-type="float" office:value="0.404016">
                <text:p>0.404016</text:p>
              </table:table-cell>
              <table:table-cell office:value-type="float" office:value="0.317453">
                <text:p>0.31745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6cm" xlink:href=".." xlink:type="simple" chart:class="chart:line" chart:style-name="ch1">
        <chart:title svg:x="6.032cm" svg:y="0.316cm" chart:style-name="ch2">
          <text:p>Scale Y Over Time</text:p>
        </chart:title>
        <chart:subtitle svg:x="0cm" svg:y="0cm" chart:style-name="ch3">
          <text:p/>
        </chart:subtitle>
        <chart:plot-area chart:style-name="ch4" table:cell-range-address="Sheet1.T4:Sheet1.T4 Sheet1.T9:Sheet1.T9 Sheet1.T14:Sheet1.T14 Sheet1.T19:Sheet1.T19 Sheet1.T24:Sheet1.T24 Sheet1.T29:Sheet1.T29 Sheet1.T34:Sheet1.T34 Sheet1.T39:Sheet1.T39 Sheet1.T44:Sheet1.T44 Sheet1.T49:Sheet1.T49 Sheet1.T54:Sheet1.T54" svg:x="0.319cm" svg:y="1.275cm" svg:width="15.35cm" svg:height="7.551cm">
          <chartooo:coordinate-region svg:x="1.152cm" svg:y="1.474cm" svg:width="14.517cm" svg:height="7.153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4:Sheet1.T4 Sheet1.T9:Sheet1.T9 Sheet1.T14:Sheet1.T14 Sheet1.T19:Sheet1.T19 Sheet1.T24:Sheet1.T24 Sheet1.T29:Sheet1.T29 Sheet1.T34:Sheet1.T34 Sheet1.T39:Sheet1.T39 Sheet1.T44:Sheet1.T44 Sheet1.T49:Sheet1.T49 Sheet1.T54:Sheet1.T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3979">
                <text:p>0.993979</text:p>
                <draw:g>
                  <svg:desc>Sheet1.T4:Sheet1.T4 Sheet1.T9:Sheet1.T9 Sheet1.T14:Sheet1.T14 Sheet1.T19:Sheet1.T19 Sheet1.T24:Sheet1.T24 Sheet1.T29:Sheet1.T29 Sheet1.T34:Sheet1.T34 Sheet1.T39:Sheet1.T39 Sheet1.T44:Sheet1.T44 Sheet1.T49:Sheet1.T49 Sheet1.T54:Sheet1.T54</svg:desc>
                </draw:g>
              </table:table-cell>
              <table:table-cell office:value-type="float" office:value="0.969861">
                <text:p>0.969861</text:p>
              </table:table-cell>
              <table:table-cell office:value-type="float" office:value="0.922572">
                <text:p>0.922572</text:p>
              </table:table-cell>
              <table:table-cell office:value-type="float" office:value="0.848959">
                <text:p>0.848959</text:p>
              </table:table-cell>
              <table:table-cell office:value-type="float" office:value="0.748937">
                <text:p>0.748937</text:p>
              </table:table-cell>
              <table:table-cell office:value-type="float" office:value="0.623706">
                <text:p>0.623706</text:p>
              </table:table-cell>
              <table:table-cell office:value-type="float" office:value="0.474241">
                <text:p>0.474241</text:p>
              </table:table-cell>
              <table:table-cell office:value-type="float" office:value="0.306633">
                <text:p>0.306633</text:p>
              </table:table-cell>
              <table:table-cell office:value-type="float" office:value="0.125374">
                <text:p>0.125374</text:p>
              </table:table-cell>
              <table:table-cell office:value-type="float" office:value="-0.064976">
                <text:p>-0.064976</text:p>
              </table:table-cell>
              <table:table-cell office:value-type="float" office:value="-0.255538">
                <text:p>-0.255538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9.005cm" xlink:href=".." xlink:type="simple" chart:class="chart:line" chart:style-name="ch1">
        <chart:title svg:x="6.045cm" svg:y="0.316cm" chart:style-name="ch2">
          <text:p>Scale Z Over Time</text:p>
        </chart:title>
        <chart:subtitle svg:x="0cm" svg:y="0cm" chart:style-name="ch3">
          <text:p/>
        </chart:subtitle>
        <chart:plot-area chart:style-name="ch4" table:cell-range-address="Sheet1.U4:Sheet1.U4 Sheet1.U9:Sheet1.U9 Sheet1.U14:Sheet1.U14 Sheet1.U19:Sheet1.U19 Sheet1.U24:Sheet1.U24 Sheet1.U29:Sheet1.U29 Sheet1.U34:Sheet1.U34 Sheet1.U39:Sheet1.U39 Sheet1.U44:Sheet1.U44 Sheet1.U49:Sheet1.U49 Sheet1.U54:Sheet1.U54" svg:x="0.319cm" svg:y="1.275cm" svg:width="15.35cm" svg:height="7.55cm">
          <chartooo:coordinate-region svg:x="1.046cm" svg:y="1.475cm" svg:width="14.623cm" svg:height="7.151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U4:Sheet1.U4 Sheet1.U9:Sheet1.U9 Sheet1.U14:Sheet1.U14 Sheet1.U19:Sheet1.U19 Sheet1.U24:Sheet1.U24 Sheet1.U29:Sheet1.U29 Sheet1.U34:Sheet1.U34 Sheet1.U39:Sheet1.U39 Sheet1.U44:Sheet1.U44 Sheet1.U49:Sheet1.U49 Sheet1.U54:Sheet1.U54" chart:class="chart:line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991756">
                <text:p>0.991756</text:p>
                <draw:g>
                  <svg:desc>Sheet1.U4:Sheet1.U4 Sheet1.U9:Sheet1.U9 Sheet1.U14:Sheet1.U14 Sheet1.U19:Sheet1.U19 Sheet1.U24:Sheet1.U24 Sheet1.U29:Sheet1.U29 Sheet1.U34:Sheet1.U34 Sheet1.U39:Sheet1.U39 Sheet1.U44:Sheet1.U44 Sheet1.U49:Sheet1.U49 Sheet1.U54:Sheet1.U54</svg:desc>
                </draw:g>
              </table:table-cell>
              <table:table-cell office:value-type="float" office:value="0.967308">
                <text:p>0.967308</text:p>
              </table:table-cell>
              <table:table-cell office:value-type="float" office:value="0.927452">
                <text:p>0.927452</text:p>
              </table:table-cell>
              <table:table-cell office:value-type="float" office:value="0.873505">
                <text:p>0.873505</text:p>
              </table:table-cell>
              <table:table-cell office:value-type="float" office:value="0.807243">
                <text:p>0.807243</text:p>
              </table:table-cell>
              <table:table-cell office:value-type="float" office:value="0.730852">
                <text:p>0.730852</text:p>
              </table:table-cell>
              <table:table-cell office:value-type="float" office:value="0.646851">
                <text:p>0.646851</text:p>
              </table:table-cell>
              <table:table-cell office:value-type="float" office:value="0.55801">
                <text:p>0.55801</text:p>
              </table:table-cell>
              <table:table-cell office:value-type="float" office:value="0.467254">
                <text:p>0.467254</text:p>
              </table:table-cell>
              <table:table-cell office:value-type="float" office:value="0.377576">
                <text:p>0.377576</text:p>
              </table:table-cell>
              <table:table-cell office:value-type="float" office:value="0.291934">
                <text:p>0.29193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